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9578" officeooo:paragraph-rsid="001e9578"/>
    </style:style>
    <style:style style:name="T1" style:family="text">
      <style:text-properties officeooo:rsid="001e9578"/>
    </style:style>
    <style:style style:name="T2" style:family="text">
      <style:text-properties style:text-position="sub 58%" style:font-size-asian="10.5pt"/>
    </style:style>
    <style:style style:name="fr1" style:family="graphic" style:parent-style-name="OLE">
      <style:graphic-properties style:horizontal-pos="righ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ct1" text:anchor-type="paragraph" svg:width="4.4445in" svg:height="3.022in" draw:z-index="0"><draw:object xlink:href="./Object 1" xlink:type="simple" xlink:show="embed" xlink:actuate="onLoad"/><draw:image xlink:href="./ObjectReplacements/Object 1" xlink:type="simple" xlink:show="embed" xlink:actuate="onLoad"/></draw:frame>519. a Let S<text:span text:style-name="T2">1 </text:span>be the following schedule. Apply the appropriate algorithm to determine if schedule is conflict serializable. Show your work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. If your answer to part a is yes, write a serial schedule that is equivalent to schedule. Explain your answer briefly,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95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page-number text:select-page="current">1</text:page-number> <text:span text:style-name="MT1">of </text:span><text:span text:style-name="MT1"><text:page-count>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shal </meta:initial-creator>
    <meta:creation-date>2017-05-11T07:59:16.426970597</meta:creation-date>
    <dc:date>2017-05-11T09:24:16.168343324</dc:date>
    <dc:creator>kushal </dc:creator>
    <meta:editing-duration>PT1H9M46S</meta:editing-duration>
    <meta:editing-cycles>3</meta:editing-cycles>
    <meta:generator>LibreOffice/4.3.3.2$Linux_X86_64 LibreOffice_project/430m0$Build-2</meta:generator>
    <meta:document-statistic meta:table-count="0" meta:image-count="0" meta:object-count="1" meta:page-count="1" meta:paragraph-count="3" meta:word-count="48" meta:character-count="273" meta:non-whitespace-character-count="2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(x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(x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(x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(z)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(v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(y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W(z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W(v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(v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(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(v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(y)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(y)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(y)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W9y)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(x)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8:04:10.41009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kushal " dc:date-time="2017-05-11T09:20:14"/>
  <VL:version-entry VL:title="Version2" VL:comment="Automatically saved version" VL:creator="kushal " dc:date-time="2017-05-11T09:24:16"/>
</VL:version-list>
</file>